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88e6f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2">
      <style:text-properties officeooo:rsid="00088e6f" officeooo:paragraph-rsid="00088e6f"/>
    </style:style>
    <style:style style:name="T1" style:family="text">
      <style:text-properties officeooo:rsid="00088e6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ja De Vida – Área De Empleabilidad (campuslands)</text:p>
      <text:section text:style-name="Sect1" text:name="prosemirror-editor-container">
        <text:h text:style-name="Heading_20_1" text:outline-level="1">Hoja de Vida</text:h>
        <text:h text:style-name="Heading_20_2" text:outline-level="2">Datos Personales</text:h>
        <text:p text:style-name="Text_20_body"><text:span text:style-name="Strong_20_Emphasis">Nombre completo:</text:span> Sebastian Díaz<text:line-break/><text:span text:style-name="Strong_20_Emphasis">Ciudad:</text:span> Bucaramanga, Colombia<text:line-break/><text:span text:style-name="Strong_20_Emphasis">Teléfono:</text:span> <text:span text:style-name="T1">3003325893</text:span><text:line-break/><text:span text:style-name="Strong_20_Emphasis">Correo electrónico: </text:span><text:span text:style-name="Strong_20_Emphasis"><text:span text:style-name="T1">sebasto2110@gmail.com</text:span></text:span></text:p>
        <text:h text:style-name="P1" text:outline-level="2">Perfil Profesional</text:h>
        <text:p text:style-name="Text_20_body">Estudiante de tecnología y desarrollo de software en <text:span text:style-name="Strong_20_Emphasis">Campuslands</text:span> – Bucaramanga, Colombia<text:line-break/><text:span text:style-name="Emphasis">Programa de Formación en Desarrollo de Software</text:span><text:line-break/><text:span text:style-name="Strong_20_Emphasis">Estado:</text:span> En formación </text:p>
        <text:h text:style-name="Heading_20_2" text:outline-level="2">Conocimientos Técnicos</text:h>
        <text:list xml:id="list1725530647" text:style-name="L1">
          <text:list-item>
            <text:p text:style-name="P2">Fundamentos de programación</text:p>
          </text:list-item>
          <text:list-item>
            <text:p text:style-name="P2">Lógica de programación</text:p>
          </text:list-item>
          <text:list-item>
            <text:p text:style-name="P2">Algoritmos y estructuras básicas</text:p>
          </text:list-item>
          <text:list-item>
            <text:p text:style-name="P2">Bases de datos (conceptos básicos)</text:p>
          </text:list-item>
        </text:list>
        <text:p text:style-name="Text_20_body"><text:span text:style-name="Strong_20_Emphasis">Lenguajes y tecnologías (según avance):</text:span></text:p>
        <text:list xml:id="list1142288476" text:style-name="L2">
          <text:list-item>
            <text:p text:style-name="P7">pseint (basico)</text:p>
          </text:list-item>
        </text:list>
        <text:h text:style-name="Heading_20_2" text:outline-level="2">Habilidades</text:h>
        <text:list xml:id="list1117862955" text:style-name="L3">
          <text:list-item>
            <text:p text:style-name="P4">Aprendizaje rápido</text:p>
          </text:list-item>
          <text:list-item>
            <text:p text:style-name="P4">Trabajo en equipo</text:p>
          </text:list-item>
          <text:list-item>
            <text:p text:style-name="P4">Comunicación efectiva</text:p>
          </text:list-item>
          <text:list-item>
            <text:p text:style-name="P4">Resolución de problemas</text:p>
          </text:list-item>
          <text:list-item>
            <text:p text:style-name="P4">Disciplina y responsabilidad</text:p>
          </text:list-item>
          <text:list-item>
            <text:p text:style-name="P4">Adaptabilidad al cambio</text:p>
          </text:list-item>
        </text:list>
        <text:p text:style-name="Horizontal_20_Line"/>
        <text:h text:style-name="Heading_20_2" text:outline-level="2"><text:soft-page-break/>Experiencia</text:h>
        <text:p text:style-name="Text_20_body"><text:span text:style-name="Strong_20_Emphasis">Sin experiencia laboral formal</text:span><text:line-break/>Motivado por adquirir experiencia práctica a través de proyectos académicos, prácticas, pasantías o vinculación laboral inicial en el sector tecnológico.</text:p>
        <text:h text:style-name="Heading_20_2" text:outline-level="2">Idiomas</text:h>
        <text:list xml:id="list3359329848" text:style-name="L5">
          <text:list-item>
            <text:p text:style-name="P6">Español: Nativo</text:p>
          </text:list-item>
          <text:list-item>
            <text:p text:style-name="P6">Inglés: Básico / En proceso de aprendizaje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12:58:08.215384922</meta:creation-date>
    <dc:date>2025-12-17T13:07:04.960733962</dc:date>
    <meta:editing-duration>PT8M57S</meta:editing-duration>
    <meta:editing-cycles>1</meta:editing-cycles>
    <meta:document-statistic meta:table-count="0" meta:image-count="0" meta:object-count="0" meta:page-count="2" meta:paragraph-count="25" meta:word-count="136" meta:character-count="982" meta:non-whitespace-character-count="881"/>
    <meta:generator>LibreOffice/7.3.7.2$Linux_X86_64 LibreOffice_project/30$Build-2</meta:generator>
  </office:meta>
</office:document-meta>
</file>